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</text:p>
      <text:p text:style-name="Standard">mysql&gt; select * from department;</text:p>
      <text:p text:style-name="Standard">+----------+-----------+----------+--------------+</text:p>
      <text:p text:style-name="Standard">| dept_num | dept_name | location | head_of_dept |</text:p>
      <text:p text:style-name="Standard">+----------+-----------+----------+--------------+</text:p>
      <text:p text:style-name="Standard">| <text:s text:c="7"/>1 | hr <text:s text:c="7"/>| kochi <text:s text:c="3"/>| visal <text:s text:c="7"/>|</text:p>
      <text:p text:style-name="Standard">+----------+-----------+----------+--------------+</text:p>
      <text:p text:style-name="Standard"/>
      <text:p text:style-name="Standard">mysql&gt; source trig1.sql;</text:p>
      <text:p text:style-name="Standard">Query OK, 0 rows affected (0.11 sec)</text:p>
      <text:p text:style-name="Standard"/>
      <text:p text:style-name="Standard">mysql&gt; insert into department values(2,'research','kochi','jaseem');</text:p>
      <text:p text:style-name="Standard">Query OK, 1 row affected (0.04 sec)</text:p>
      <text:p text:style-name="Standard">mysql&gt; insert into department values(3,'management','trivandrum','srijit');</text:p>
      <text:p text:style-name="Standard">Query OK, 1 row affected (0.04 sec)</text:p>
      <text:p text:style-name="Standard"/>
      <text:p text:style-name="Standard"><text:s/>select * from department;</text:p>
      <text:p text:style-name="Standard">+----------+------------+------------+--------------+</text:p>
      <text:p text:style-name="Standard">| dept_num | dept_name <text:s/>| location <text:s text:c="2"/>| head_of_dept |</text:p>
      <text:p text:style-name="Standard">+----------+------------+------------+--------------+</text:p>
      <text:p text:style-name="Standard">| <text:s text:c="7"/>1 | hr <text:s text:c="8"/>| kochi <text:s text:c="5"/>| visal <text:s text:c="7"/>|</text:p>
      <text:p text:style-name="Standard">| <text:s text:c="7"/>2 | RESEARCH <text:s text:c="2"/>| kochi <text:s text:c="5"/>| jaseem <text:s text:c="6"/>|</text:p>
      <text:p text:style-name="Standard">| <text:s text:c="7"/>3 | MANAGEMENT | trivandrum | srijit <text:s text:c="6"/>|</text:p>
      <text:p text:style-name="Standard">+----------+------------+------------+--------------+</text:p>
      <text:p text:style-name="Standard">3 rows in set (0.00 sec)</text:p>
      <text:p text:style-name="Standard"/>
      <text:p text:style-name="Standard">2.</text:p>
      <text:p text:style-name="Standard"/>
      <text:p text:style-name="Standard">mysql&gt; select * from product;</text:p>
      <text:p text:style-name="Standard">+---------+-------+-------+-----------------+</text:p>
      <text:p text:style-name="Standard">| barcode | Pname | Price | quantityInStock |</text:p>
      <text:p text:style-name="Standard">+---------+-------+-------+-----------------+</text:p>
      <text:p text:style-name="Standard">| <text:s text:c="4"/>100 | Brush | <text:s text:c="3"/>10 | <text:s text:c="13"/>20 |</text:p>
      <text:p text:style-name="Standard">| <text:s text:c="4"/>101 | Soap <text:s/>| <text:s text:c="3"/>15 | <text:s text:c="13"/>13 |</text:p>
      <text:p text:style-name="Standard">| <text:s text:c="4"/>102 | Sauce | <text:s text:c="4"/>9 | <text:s text:c="14"/>7 |</text:p>
      <text:p text:style-name="Standard">+---------+-------+-------+-----------------+</text:p>
      <text:p text:style-name="Standard">mysql&gt; source trig2.sql</text:p>
      <text:p text:style-name="Standard">Query OK, 0 rows affected (0.07 sec)</text:p>
      <text:p text:style-name="Standard"/>
      <text:p text:style-name="Standard">mysql&gt; insert into saleItem values(300,100,3),(301,100,5),(302,101,7),(303,102,5),(304,102,1);</text:p>
      <text:p text:style-name="Standard">Query OK, 5 rows affected (0.07 sec)</text:p>
      <text:p text:style-name="Standard">Records: 5 <text:s/>Duplicates: 0 <text:s/>Warnings: 0</text:p>
      <text:p text:style-name="Standard"></text:p>
      <text:p text:style-name="Standard">mysql&gt; select * from saleItem;</text:p>
      <text:p text:style-name="Standard">+--------+---------+----------+</text:p>
      <text:p text:style-name="Standard">| SaleID | barcode | quantity |</text:p>
      <text:p text:style-name="Standard">+--------+---------+----------+</text:p>
      <text:p text:style-name="Standard">| <text:s text:c="3"/>300 | <text:s text:c="4"/>100 | <text:s text:c="7"/>3 |</text:p>
      <text:p text:style-name="Standard">| <text:s text:c="3"/>301 | <text:s text:c="4"/>100 | <text:s text:c="7"/>5 |</text:p>
      <text:p text:style-name="Standard">| <text:s text:c="3"/>302 | <text:s text:c="4"/>101 | <text:s text:c="7"/>7 |</text:p>
      <text:p text:style-name="Standard">| <text:s text:c="3"/>303 | <text:s text:c="4"/>102 | <text:s text:c="7"/>5 |</text:p>
      <text:p text:style-name="Standard">| <text:s text:c="3"/>304 | <text:s text:c="4"/>102 | <text:s text:c="7"/>1 |</text:p>
      <text:p text:style-name="Standard"><text:soft-page-break/>+--------+---------+----------+</text:p>
      <text:p text:style-name="Standard">5 rows in set (0.00 sec)</text:p>
      <text:p text:style-name="Standard"></text:p>
      <text:p text:style-name="Standard">mysql&gt; select * from product;</text:p>
      <text:p text:style-name="Standard">+---------+-------+-------+-----------------+</text:p>
      <text:p text:style-name="Standard">| barcode | Pname | Price | quantityInStock |</text:p>
      <text:p text:style-name="Standard">+---------+-------+-------+-----------------+</text:p>
      <text:p text:style-name="Standard">| <text:s text:c="4"/>100 | Brush | <text:s text:c="3"/>10 | <text:s text:c="13"/>12 |</text:p>
      <text:p text:style-name="Standard">| <text:s text:c="4"/>101 | Soap <text:s/>| <text:s text:c="3"/>15 | <text:s text:c="14"/>6 |</text:p>
      <text:p text:style-name="Standard">| <text:s text:c="4"/>102 | Sauce | <text:s text:c="4"/>9 | <text:s text:c="14"/>1 |</text:p>
      <text:p text:style-name="Standard">+---------+-------+-------+-----------------+</text:p>
      <text:p text:style-name="Standard">3 rows in set (0.00 sec)</text:p>
      <text:p text:style-name="Standard"/>
      <text:p text:style-name="Standard">3.</text:p>
      <text:p text:style-name="Standard"/>
      <text:p text:style-name="Standard">mysql&gt; select * from Admission17;</text:p>
      <text:p text:style-name="Standard">+---------------+--------+--------+</text:p>
      <text:p text:style-name="Standard">| admission_num | name <text:s text:c="2"/>| branch |</text:p>
      <text:p text:style-name="Standard">+---------------+--------+--------+</text:p>
      <text:p text:style-name="Standard">| <text:s text:c="12"/>1 | visal <text:s/>| cse <text:s text:c="3"/>|</text:p>
      <text:p text:style-name="Standard">| <text:s text:c="12"/>2 | jaseem | civil <text:s/>|</text:p>
      <text:p text:style-name="Standard">| <text:s text:c="12"/>3 | srijit | ec <text:s text:c="4"/>|</text:p>
      <text:p text:style-name="Standard">+---------------+--------+--------+</text:p>
      <text:p text:style-name="Standard">3 rows in set (0.00 sec)</text:p>
      <text:p text:style-name="Standard"></text:p>
      <text:p text:style-name="Standard">mysql&gt; select * from Vacancies17;</text:p>
      <text:p text:style-name="Standard">+-------------+-----------------+</text:p>
      <text:p text:style-name="Standard">| branch_name | no_of_vacancies |</text:p>
      <text:p text:style-name="Standard">+-------------+-----------------+</text:p>
      <text:p text:style-name="Standard">| cse <text:s text:c="8"/>| <text:s text:c="14"/>5 |</text:p>
      <text:p text:style-name="Standard">| civil <text:s text:c="6"/>| <text:s text:c="14"/>4 |</text:p>
      <text:p text:style-name="Standard">| ec <text:s text:c="9"/>| <text:s text:c="14"/>1 |</text:p>
      <text:p text:style-name="Standard">+-------------+-----------------+</text:p>
      <text:p text:style-name="Standard">3 rows in set (0.00 sec)</text:p>
      <text:p text:style-name="Standard"/>
      <text:p text:style-name="Standard">source trig3.sql</text:p>
      <text:p text:style-name="Standard">Query OK, 0 rows affected (0.08 sec)</text:p>
      <text:p text:style-name="Standard"></text:p>
      <text:p text:style-name="Standard">mysql&gt; insert into Admission17 values(4,'arjun','cse'),(5,'pranoy','cse'),(6,'ananthu','ec');</text:p>
      <text:p text:style-name="Standard">Query OK, 3 rows affected (0.03 sec)</text:p>
      <text:p text:style-name="Standard">Records: 3 <text:s/>Duplicates: 0 <text:s/>Warnings: 0</text:p>
      <text:p text:style-name="Standard"/>
      <text:p text:style-name="Standard">mysql&gt; select * from Vacancies17;</text:p>
      <text:p text:style-name="Standard">+-------------+-----------------+</text:p>
      <text:p text:style-name="Standard">| branch_name | no_of_vacancies |</text:p>
      <text:p text:style-name="Standard">+-------------+-----------------+</text:p>
      <text:p text:style-name="Standard">| cse <text:s text:c="8"/>| <text:s text:c="14"/>3 |</text:p>
      <text:p text:style-name="Standard">| civil <text:s text:c="6"/>| <text:s text:c="14"/>4 |</text:p>
      <text:p text:style-name="Standard">| ec <text:s text:c="9"/>| <text:s text:c="14"/>0 |</text:p>
      <text:p text:style-name="Standard">+-------------+-----------------+</text:p>
      <text:p text:style-name="Standard">3 rows in set (0.01 sec)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dent </meta:initial-creator>
    <meta:creation-date>2018-11-24T13:29:55</meta:creation-date>
    <dc:date>2018-11-24T14:01:13</dc:date>
    <dc:creator>student </dc:creator>
    <meta:editing-duration>PT58S</meta:editing-duration>
    <meta:editing-cycles>1</meta:editing-cycles>
    <meta:document-statistic meta:table-count="0" meta:image-count="0" meta:object-count="0" meta:page-count="2" meta:paragraph-count="93" meta:word-count="505" meta:character-count="3441" meta:non-whitespace-character-count="2546"/>
    <meta:generator>LibreOffice/3.5$Linux_x86 LibreOffice_project/350m1$Build-2</meta:generator>
  </office:meta>
</office:document-meta>
</file>